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46cm"/>
    </style:style>
    <style:style style:name="co4" style:family="table-column">
      <style:table-column-properties fo:break-before="auto" style:column-width="4.36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18.771cm"/>
    </style:style>
    <style:style style:name="co9" style:family="table-column">
      <style:table-column-properties fo:break-before="auto" style:column-width="4.475cm"/>
    </style:style>
    <style:style style:name="co8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5.145cm"/>
    </style:style>
    <style:style style:name="co11" style:family="table-column">
      <style:table-column-properties fo:break-before="auto" style:column-width="4.8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5" style:family="table-cell" style:parent-style-name="Default">
      <style:table-cell-properties fo:background-color="#ffb515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/>
          <table:table-cell office:value-type="string">
            <text:p>电话</text:p>
          </table:table-cell>
          <table:table-cell/>
          <table:table-cell table:style-name="ce2"/>
        </table:table-row>
        <table:table-row table:style-name="ro2">
          <table:table-cell table:style-name="ce3" office:value-type="date" office:date-value="2011-10-12">
            <text:p>11年10月12日</text:p>
          </table:table-cell>
          <table:table-cell/>
          <table:table-cell office:value-type="string">
            <text:p>邮件</text:p>
          </table:table-cell>
          <table:table-cell/>
          <table:table-cell table:style-name="ce2"/>
        </table:table-row>
        <table:table-row table:style-name="ro2">
          <table:table-cell table:style-name="ce3" office:value-type="date" office:date-value="2011-10-12">
            <text:p>11年10月12日</text:p>
          </table:table-cell>
          <table:table-cell/>
          <table:table-cell table:style-name="ce1" office:value-type="string">
            <text:p>人员基本信息</text:p>
          </table:table-cell>
          <table:table-cell office:value-type="string">
            <text:p>外键指向人员基本信息</text:p>
          </table:table-cell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前置活动判定条件</text:p>
          </table:table-cell>
          <table:table-cell table:style-name="ce5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 office:value-type="string">
            <text:p>论文等信息样例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1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2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2011／10／12</text:date>, <text:time>14:08:0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4:08:04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3" meta:object-count="0"/>
  </office:meta>
</office:document-meta>
</file>